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3d8" officeooo:paragraph-rsid="001293d8"/>
    </style:style>
    <style:style style:name="P2" style:family="paragraph" style:parent-style-name="Standard" style:list-style-name="L1">
      <style:text-properties officeooo:rsid="001293d8" officeooo:paragraph-rsid="001293d8"/>
    </style:style>
    <style:style style:name="P3" style:family="paragraph" style:parent-style-name="Standard" style:list-style-name="L1">
      <style:text-properties fo:font-weight="bold" officeooo:rsid="001293d8" officeooo:paragraph-rsid="001293d8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293d8" officeooo:paragraph-rsid="001293d8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a Django project</text:p>
      <text:list xml:id="list3037895141" text:style-name="L1">
        <text:list-item>
          <text:p text:style-name="P3">Open pycharm and create a project folder</text:p>
          <text:list>
            <text:list-item>
              <text:p text:style-name="P2">This will contain only the venv to begin</text:p>
            </text:list-item>
          </text:list>
        </text:list-item>
        <text:list-item>
          <text:p text:style-name="P3">Install django</text:p>
          <text:list>
            <text:list-item>
              <text:p text:style-name="P2">pip install django</text:p>
            </text:list-item>
          </text:list>
        </text:list-item>
        <text:list-item>
          <text:p text:style-name="P3">create a django project</text:p>
          <text:list>
            <text:list-item>
              <text:p text:style-name="P2">use the django-admin CLI to create project</text:p>
            </text:list-item>
            <text:list-item>
              <text:p text:style-name="P2">run django-admin –help to view available commands</text:p>
            </text:list-item>
            <text:list-item>
              <text:p text:style-name="P2">run django-admin startproject “project_name” to create project</text:p>
            </text:list-item>
            <text:list-item>
              <text:p text:style-name="P2">This will create a directory containing the main django project files under the name of “project_name” that was used</text:p>
            </text:list-item>
          </text:list>
        </text:list-item>
        <text:list-item>
          <text:p text:style-name="P3">manage.py</text:p>
          <text:list>
            <text:list-item>
              <text:p text:style-name="P4">Now that the project was created, a manage.py file was also created and placed in the main directory (outside of the django project directory). This file will be used from now on to run commands instead of django-admin. The manage.py file runs commands specifically for the project it was built for.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1:09:03.235908633</meta:creation-date>
    <dc:date>2022-09-13T11:15:35.179962590</dc:date>
    <meta:editing-duration>PT6M32S</meta:editing-duration>
    <meta:editing-cycles>1</meta:editing-cycles>
    <meta:document-statistic meta:table-count="0" meta:image-count="0" meta:object-count="0" meta:page-count="1" meta:paragraph-count="13" meta:word-count="132" meta:character-count="761" meta:non-whitespace-character-count="653"/>
    <meta:generator>LibreOffice/7.3.5.2$Linux_X86_64 LibreOffice_project/30$Build-2</meta:generator>
  </office:meta>
</office:document-meta>
</file>